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as d’utilisation</text:span><text:span text:style-name="T2"><text:s/>: Modifier Profile</text:span></text:p>
      <text:p text:style-name="P1"><text:span text:style-name="T3"/></text:p>
      <text:p text:style-name="P1"><text:span text:style-name="T4">Scénario principal</text:span><text:span text:style-name="T5"><text:s/>: </text:span></text:p>
      <text:p text:style-name="P1"><text:span text:style-name="T5"><text:s/></text:span></text:p>
      <text:p text:style-name="P1"><text:span text:style-name="T5">Sur la page<text:s/></text:span><text:span text:style-name="T6">modifier le profil,<text:s/></text:span><text:span text:style-name="T7">le client modifie les information de son inscription comme son nom, prenom, et les autres information qui sont li</text:span><text:span text:style-name="T8">ées à son inscription. La modification sera enregistré quand le client click sur le boutton<text:s/></text:span><text:span text:style-name="T9">soumettre.</text:span></text:p>
      <text:p text:style-name="P1"><text:span text:style-name="T9"/></text:p>
      <text:p text:style-name="P1"><text:span text:style-name="T10">Le client peut clicker sur le boutton<text:s/></text:span><text:span text:style-name="T11">cancel<text:s/></text:span><text:span text:style-name="T12">pour revenir sur la page précédente.</text:span><text:span text:style-name="T13"/></text:p>
      <text:p text:style-name="P1"><text:span text:style-name="T14"/></text:p>
      <text:p text:style-name="P1"><text:span text:style-name="T15">Scénarios alternatifs</text:span><text:span text:style-name="T16"><text:s/>: </text:span></text:p>
      <text:p text:style-name="P1"><text:span text:style-name="T16"><text:s/></text:span></text:p>
      <text:p text:style-name="P1"><text:span text:style-name="T16">Si le client ait saisi une valeur invalide sur un champ, par example, une addresse email qui ne correspond pas au format, si le client click sur<text:s/></text:span><text:span text:style-name="T17">soumettre,<text:s/></text:span><text:span text:style-name="T18">l'enregistrement ne passera pas et le client sera demandé à saisir une nouvell foi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